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053">
            <text:p>ANU-8053</text:p>
          </table:table-cell>
          <table:table-cell office:value-type="float" office:value="-12.706">
            <text:p>-12.706</text:p>
          </table:table-cell>
          <table:table-cell office:value-type="float" office:value="130.348">
            <text:p>130.348</text:p>
          </table:table-cell>
          <table:table-cell office:value-type="float" office:value="2880.0">
            <text:p>288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09.0">
            <text:p>-109.0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845">
            <text:p>ANU-8845</text:p>
          </table:table-cell>
          <table:table-cell office:value-type="float" office:value="-12.715">
            <text:p>-12.715</text:p>
          </table:table-cell>
          <table:table-cell office:value-type="float" office:value="130.346">
            <text:p>130.346</text:p>
          </table:table-cell>
          <table:table-cell office:value-type="float" office:value="2090.0">
            <text:p>209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09.0">
            <text:p>-109.0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844">
            <text:p>ANU-8844</text:p>
          </table:table-cell>
          <table:table-cell office:value-type="float" office:value="-12.706">
            <text:p>-12.706</text:p>
          </table:table-cell>
          <table:table-cell office:value-type="float" office:value="130.348">
            <text:p>130.348</text:p>
          </table:table-cell>
          <table:table-cell office:value-type="float" office:value="2050.0">
            <text:p>205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09.0">
            <text:p>-109.0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842">
            <text:p>ANU-8842</text:p>
          </table:table-cell>
          <table:table-cell office:value-type="float" office:value="-12.706">
            <text:p>-12.706</text:p>
          </table:table-cell>
          <table:table-cell office:value-type="float" office:value="130.348">
            <text:p>130.348</text:p>
          </table:table-cell>
          <table:table-cell office:value-type="float" office:value="3120.0">
            <text:p>3120.0</text:p>
          </table:table-cell>
          <table:table-cell office:value-type="float" office:value="70.0">
            <text:p>7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09.0">
            <text:p>-109.0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  <table:table-row>
          <table:table-cell office:value-type="string" office:value="Darwin">
            <text:p>Darwin</text:p>
          </table:table-cell>
          <table:table-cell office:value-type="string" office:value="radiocarbon">
            <text:p>radiocarbon</text:p>
          </table:table-cell>
          <table:table-cell office:value-type="string" office:value="ANU-8054">
            <text:p>ANU-8054</text:p>
          </table:table-cell>
          <table:table-cell office:value-type="float" office:value="-12.715">
            <text:p>-12.715</text:p>
          </table:table-cell>
          <table:table-cell office:value-type="float" office:value="130.346">
            <text:p>130.346</text:p>
          </table:table-cell>
          <table:table-cell office:value-type="float" office:value="3390.0">
            <text:p>3390.0</text:p>
          </table:table-cell>
          <table:table-cell office:value-type="float" office:value="220.0">
            <text:p>2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09.0">
            <text:p>-109.0</text:p>
          </table:table-cell>
          <table:table-cell office:value-type="float" office:value="40.0">
            <text:p>4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Nott1996,LewisEtal2013">
            <text:p>Nott1996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